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ubscription" draw:style-name="dp1" draw:master-page-name="Default">
        <office:forms form:automatic-focus="false" form:apply-design-mode="false"/>
        <draw:circle draw:style-name="gr1" draw:text-style-name="P1" draw:id="id1" draw:layer="layout" svg:width="0.5cm" svg:height="0.5cm" svg:x="10.7cm" svg:y="2.3cm">
          <text:p/>
        </draw:circle>
        <draw:custom-shape draw:style-name="gr2" draw:text-style-name="P1" draw:id="id2" draw:layer="layout" svg:width="4.5cm" svg:height="4.5cm" svg:x="8.7cm" svg:y="6.3cm">
          <text:p text:style-name="P1">Exis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s" svg:x1="10.95cm" svg:y1="2.8cm" svg:x2="10.95cm" svg:y2="6.3cm" draw:start-shape="id1" draw:start-glue-point="2" draw:end-shape="id2" svg:d="m10950 2800v500 2500 500">
          <text:p text:style-name="P1">Subscription</text:p>
        </draw:connector>
        <draw:custom-shape draw:style-name="gr4" draw:text-style-name="P1" draw:id="id3" draw:layer="layout" svg:width="5.5cm" svg:height="7cm" svg:x="14.5cm" svg:y="12.3cm">
          <text:p text:style-name="P1">Show text about</text:p>
          <text:p text:style-name="P1">successfull</text:p>
          <text:p text:style-name="P1">subscribtion</text:p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5.5cm" svg:height="7cm" svg:x="7.5cm" svg:y="20.3cm">
          <text:p text:style-name="P1">Show text about </text:p>
          <text:p text:style-name="P1">email confirmation</text:p>
          <draw:enhanced-geometry svg:viewBox="0 0 21600 21600" draw:type="rectangle" draw:enhanced-path="M 0 0 L 21600 0 21600 21600 0 21600 0 0 Z N"/>
        </draw:custom-shape>
        <draw:custom-shape draw:style-name="gr2" draw:text-style-name="P1" draw:id="id5" draw:layer="layout" svg:width="5.5cm" svg:height="7cm" svg:x="1cm" svg:y="20.3cm">
          <text:p text:style-name="P1">Insert into db</text:p>
          <text:p text:style-name="P1">and</text:p>
          <text:p text:style-name="P1">show text about </text:p>
          <text:p text:style-name="P1">email confirmation</text:p>
          <draw:enhanced-geometry svg:viewBox="0 0 21600 21600" draw:type="rectangle" draw:enhanced-path="M 0 0 L 21600 0 21600 21600 0 21600 0 0 Z N"/>
        </draw:custom-shape>
        <draw:custom-shape draw:style-name="gr2" draw:text-style-name="P1" draw:id="id4" draw:layer="layout" svg:width="4.5cm" svg:height="4.5cm" svg:x="4.5cm" svg:y="14.3cm">
          <text:p text:style-name="P1">Exist but not</text:p>
          <text:p text:style-name="P1">confirm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3.2cm" svg:y1="8.549cm" svg:x2="17.25cm" svg:y2="12.3cm" draw:start-shape="id2" draw:start-glue-point="7" draw:end-shape="id3" draw:end-glue-point="0" svg:d="m13200 8549h4050v3751">
          <text:p text:style-name="P1">Yes</text:p>
        </draw:connector>
        <draw:connector draw:style-name="gr3" draw:text-style-name="P1" draw:layer="layout" svg:x1="8.7cm" svg:y1="8.549cm" svg:x2="6.749cm" svg:y2="14.3cm" draw:start-shape="id2" draw:start-glue-point="5" draw:end-shape="id4" draw:end-glue-point="4" svg:d="m8700 8549h-1951v5751">
          <text:p text:style-name="P1">No</text:p>
        </draw:connector>
        <draw:connector draw:style-name="gr3" draw:text-style-name="P1" draw:layer="layout" svg:x1="4.5cm" svg:y1="16.549cm" svg:x2="3.75cm" svg:y2="20.3cm" draw:start-shape="id4" draw:start-glue-point="5" draw:end-shape="id5" draw:end-glue-point="0" svg:d="m4500 16549h-750v3751">
          <text:p text:style-name="P1">No</text:p>
        </draw:connector>
        <draw:connector draw:style-name="gr3" draw:text-style-name="P1" draw:layer="layout" svg:x1="9cm" svg:y1="16.549cm" svg:x2="10.25cm" svg:y2="20.3cm" draw:start-shape="id4" draw:start-glue-point="7" draw:end-shape="id6" draw:end-glue-point="0" svg:d="m9000 16549h1250v3751">
          <text:p text:style-name="P1">Yes</text:p>
        </draw:connector>
      </draw:page>
      <draw:page draw:name="Email confirmation" draw:style-name="dp1" draw:master-page-name="Default">
        <office:forms form:automatic-focus="false" form:apply-design-mode="false"/>
        <draw:circle draw:style-name="gr1" draw:text-style-name="P1" draw:id="id7" draw:layer="layout" svg:width="0.5cm" svg:height="0.5cm" svg:x="9.5cm" svg:y="2.3cm">
          <text:p/>
        </draw:circle>
        <draw:custom-shape draw:style-name="gr2" draw:text-style-name="P2" draw:id="id8" draw:layer="layout" svg:width="4.5cm" svg:height="4.5cm" svg:x="7.5cm" svg:y="6.3cm">
          <text:p text:style-name="P2">Exist record</text:p>
          <text:p text:style-name="P2">withcorrect</text:p>
          <text:p text:style-name="P2">confirmation cod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s" svg:x1="9.75cm" svg:y1="2.8cm" svg:x2="9.75cm" svg:y2="6.3cm" draw:start-shape="id7" draw:start-glue-point="2" draw:end-shape="id8" svg:d="m9750 2800v500 2500 500">
          <text:p text:style-name="P1">Email confirmation</text:p>
        </draw:connector>
        <draw:custom-shape draw:style-name="gr4" draw:text-style-name="P2" draw:id="id9" draw:layer="layout" svg:width="5.5cm" svg:height="7cm" svg:x="13.299cm" svg:y="12.3cm">
          <text:p text:style-name="P2">Set status</text:p>
          <text:p text:style-name="P2">to confirmed</text:p>
          <text:p text:style-name="P2">and</text:p>
          <text:p text:style-name="P2">show text about</text:p>
          <text:p text:style-name="P2">successfull</text:p>
          <text:p text:style-name="P2">subscribtion</text:p>
          <draw:enhanced-geometry svg:viewBox="0 0 21600 21600" draw:type="rectangle" draw:enhanced-path="M 0 0 L 21600 0 21600 21600 0 21600 0 0 Z N"/>
        </draw:custom-shape>
        <draw:custom-shape draw:style-name="gr2" draw:text-style-name="P2" draw:id="id10" draw:layer="layout" svg:width="5.5cm" svg:height="7cm" svg:x="1.6cm" svg:y="12.5cm">
          <text:p text:style-name="P2">Show text</text:p>
          <text:p text:style-name="P2">about incorrect</text:p>
          <text:p text:style-name="P2">confirmation link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cm" svg:y1="8.549cm" svg:x2="16.049cm" svg:y2="12.3cm" draw:start-shape="id8" draw:start-glue-point="7" draw:end-shape="id9" draw:end-glue-point="0" svg:d="m12000 8549h4049v3751">
          <text:p text:style-name="P1">Yes</text:p>
        </draw:connector>
        <draw:connector draw:style-name="gr3" draw:text-style-name="P1" draw:layer="layout" svg:x1="7.5cm" svg:y1="8.549cm" svg:x2="4.35cm" svg:y2="12.5cm" draw:start-shape="id8" draw:start-glue-point="5" draw:end-shape="id10" draw:end-glue-point="0" svg:d="m7500 8549h-3150v3951">
          <text:p text:style-name="P1">No</text:p>
        </draw:connector>
      </draw:page>
      <draw:page draw:name="Unsubscribtion" draw:style-name="dp1" draw:master-page-name="Default">
        <office:forms form:automatic-focus="false" form:apply-design-mode="false"/>
        <draw:circle draw:style-name="gr1" draw:text-style-name="P1" draw:id="id11" draw:layer="layout" svg:width="0.5cm" svg:height="0.5cm" svg:x="9.5cm" svg:y="2.3cm">
          <text:p/>
        </draw:circle>
        <draw:connector draw:style-name="gr3" draw:text-style-name="P1" draw:layer="layout" draw:type="lines" svg:x1="9.75cm" svg:y1="2.8cm" svg:x2="9.75cm" svg:y2="6.5cm" draw:start-shape="id11" draw:start-glue-point="2" draw:end-shape="id12" draw:end-glue-point="0" svg:d="m9750 2800v500 2700 500">
          <text:p text:style-name="P1">Unsubscribtion</text:p>
        </draw:connector>
        <draw:custom-shape draw:style-name="gr4" draw:text-style-name="P2" draw:id="id12" draw:layer="layout" svg:width="5.5cm" svg:height="7cm" svg:x="7cm" svg:y="6.5cm">
          <text:p text:style-name="P2">Delete all</text:p>
          <text:p text:style-name="P2">records with</text:p>
          <text:p text:style-name="P2">specified email</text:p>
          <text:p text:style-name="P2">address</text:p>
          <text:p text:style-name="P2"/>
          <text:p text:style-name="P2">Show message</text:p>
          <text:p text:style-name="P2">about successfull</text:p>
          <text:p text:style-name="P2">unsubscribtion</text:p>
          <text:p text:style-name="P2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lt" fo:country="LT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ngirdas Skripka</meta:initial-creator>
    <meta:creation-date>2008-12-10T00:54:37.32</meta:creation-date>
    <dc:date>2008-12-10T01:07:48.21</dc:date>
    <dc:creator>Mangirdas Skripka</dc:creator>
    <meta:editing-duration>PT00H13M15S</meta:editing-duration>
    <meta:editing-cycles>1</meta:editing-cycles>
    <meta:document-statistic meta:object-count="21"/>
    <meta:generator>OpenOffice.org/3.0$Win32 OpenOffice.org_project/300m9$Build-9358</meta:generator>
  </office:meta>
</office:document-meta>
</file>